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17 (Iteration 2)</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
      <text:p text:style-name="Text_20_body">På grund av påskfirande och väldigt trasslig internetanslutning så fick jag inte gjort lika mycket som jag skulle önskat under vecka 16. Jag är i alla fall nöjd med att banan visas som planerat, och medan jag fortfarande behöver arbeta på den så är i alla fall grovarbetet gjort. Spelkaraktären visas på banan, och har en egen klass, men behöver fortfarande arbetas på. Jag hann inte lägga till något stöd för input från användaren så än så länge händer inte så mycket. Detta gjorde också att testningen blev ganska dålig och utan några vidare resultat som jag kan arbeta med.</text:p>
      <text:h text:style-name="Heading_20_2" text:outline-level="2">Tidsrapport v.16</text:h>
      <text:p text:style-name="Text_20_body">Se kalkylbladet Tidsrapport_v16.</text:p>
      <text:p text:style-name="Text_20_body"/>
      <text:h text:style-name="Heading_20_2" text:outline-level="2">Mål</text:h>
      <text:p text:style-name="Text_20_body">Målet med nästa iteration är att till sist lägga till user input, och fixa banan så den ser lite bättre ut. Jag ska också läsa på om collision detection och påbörja implementationen av detta.</text:p>
      <text:p text:style-name="Text_20_body"/>
      <text:p text:style-name="Text_20_body">Se kalkylbladet Tidsrapport_v17.</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4-20T14:02:17.66</dc:date>
    <dc:creator>Henrik Gabrielsson</dc:creator>
    <meta:editing-duration>PT3H26M42S</meta:editing-duration>
    <meta:editing-cycles>51</meta:editing-cycles>
    <meta:generator>OpenOffice/4.0.1$Win32 OpenOffice.org_project/401m5$Build-9714</meta:generator>
    <meta:document-statistic meta:table-count="0" meta:image-count="0" meta:object-count="0" meta:page-count="1" meta:paragraph-count="10" meta:word-count="159" meta:character-count="989"/>
  </office:meta>
</office:document-meta>
</file>